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2" svg:font-family="Mangal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cm" fo:margin-right="0cm" fo:margin-top="0cm" fo:margin-bottom="0cm" style:line-height-at-least="0.353cm" fo:text-indent="0cm" style:auto-text-indent="false" style:text-autospace="none"/>
      <style:text-properties fo:color="#ff0000" style:text-outline="false" style:text-line-through-style="none" style:font-name="Agency FB" fo:font-size="18pt" fo:font-style="normal" fo:text-shadow="none" style:text-underline-style="none" fo:font-weight="bold" style:letter-kerning="true" style:font-name-asian="Mangal" style:font-size-asian="18pt" style:font-style-asian="normal" style:font-weight-asian="bold" style:font-name-complex="Mangal" style:font-size-complex="18pt" style:font-style-complex="normal" style:font-weight-complex="bold" style:text-emphasize="none" style:text-overline-style="none" style:text-overline-color="font-color"/>
    </style:style>
    <style:style style:name="P2" style:family="paragraph" style:parent-style-name="Standard" style:list-style-name="">
      <style:paragraph-properties fo:margin-left="0cm" fo:margin-right="0cm" fo:margin-top="0cm" fo:margin-bottom="0cm" style:line-height-at-least="0.353cm" fo:text-indent="0cm" style:auto-text-indent="false" style:text-autospace="none"/>
      <style:text-properties fo:color="#ff0000" style:text-outline="false" style:text-line-through-style="none" style:font-name="Agency FB" fo:font-size="18pt" fo:font-style="normal" fo:text-shadow="none" style:text-underline-style="none" fo:font-weight="bold" style:letter-kerning="true" style:font-name-asian="Arial1" style:font-size-asian="18pt" style:font-style-asian="normal" style:font-weight-asian="bold" style:font-name-complex="Arial1" style:font-size-complex="18pt" style:font-style-complex="normal" style:font-weight-complex="bold" style:text-emphasize="none" style:text-overline-style="none" style:text-overline-color="font-color"/>
    </style:style>
    <style:style style:name="P3" style:family="paragraph" style:parent-style-name="Standard" style:list-style-name="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Mangal" fo:font-size="18pt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font-name="Arial1" style:font-name-asian="Arial1" style:font-name-complex="Arial1"/>
    </style:style>
    <style:style style:name="T2" style:family="text">
      <style:text-properties fo:color="#ff0000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UT=(Supply Volt)*(x* sensor RH) + y</text:p>
      <text:p text:style-name="P2">OUT – y = supply volt * (x*SRH)</text:p>
      <text:p text:style-name="P2">(OUT – y)/(supply volt * x) = SRH</text:p>
      <text:p text:style-name="P2">SRH = (OUT – y) / suppluvolt * x</text:p>
      <text:p text:style-name="P2">SRH = X * OUT / supplyVolt - Y</text:p>
      <text:p text:style-name="Standard"/>
      <text:p text:style-name="Standard"/>
      <text:p text:style-name="P3"><text:span text:style-name="T1">Voltage output : </text:span><text:span text:style-name="T2">OUT=(VSUPPLY)*(0.0062 * sensor RH) + 0.16</text:span>, typiquement à 25 ºC </text:p>
      <text:p text:style-name="P3"/>
      <text:p text:style-name="P3"><text:span text:style-name="T1">Temperature compensation : </text:span><text:span text:style-name="T2">True RH = (Sensor RH)/(1.0546 – 0.00216 * T)</text:span>, T en ºC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2" svg:font-family="Mangal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Objet_20_avec_20_flèche" style:display-name="Objet avec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Retrait_20_de_20_première_20_ligne" style:display-name="Retrait de première ligne" style:family="paragraph" style:parent-style-name="Standard">
      <style:paragraph-properties fo:margin="100%" fo:margin-left="0cm" fo:margin-right="0cm" fo:text-indent="0.6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/>
    </style:style>
    <style:style style:name="Titre2" style:family="paragraph" style:parent-style-name="Standard">
      <style:paragraph-properties fo:margin-top="0.42cm" fo:margin-bottom="0.21cm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/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="100%"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="100%"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Plan_20_1" style:display-name="Plan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Plan_20_2" style:display-name="Plan 2" style:family="paragraph" style:parent-style-name="Plan_20_1">
      <style:paragraph-properties fo:margin-top="0cm" fo:margin-bottom="0.4cm"/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top="0cm" fo:margin-bottom="0.3cm"/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top="0cm" fo:margin-bottom="0.199cm"/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top="0cm" fo:margin-bottom="0.101cm"/>
    </style:style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r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Touchard Lycée</meta:initial-creator>
    <meta:creation-date>2015-01-12T15:48:41.15</meta:creation-date>
    <meta:printed-by>Gabriel Touchard Lycée</meta:printed-by>
    <meta:print-date>2015-01-12T16:05:18.17</meta:print-date>
    <meta:document-statistic meta:table-count="0" meta:image-count="0" meta:object-count="0" meta:page-count="1" meta:paragraph-count="7" meta:word-count="68" meta:character-count="322"/>
    <dc:date>2015-01-12T17:15:15.83</dc:date>
    <dc:creator>Gabriel Touchard Lycée</dc:creator>
    <meta:editing-duration>PT56M24S</meta:editing-duration>
    <meta:editing-cycles>1</meta:editing-cycles>
    <meta:generator>OpenOffice.org/3.4$Win32 OpenOffice.org_project/340m1$Build-9590</meta:generator>
  </office:meta>
</office:document-meta>
</file>